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break-after="page"/>
    </style:style>
    <style:style style:name="T2" style:family="table">
      <style:table-properties fo:break-before="page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a page break after the table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a page break before the table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